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87.49mm"/>
    </style:style>
    <style:style style:name="co4" style:family="table-column">
      <style:table-column-properties fo:break-before="auto" style:column-width="300.64mm"/>
    </style:style>
    <style:style style:name="co5" style:family="table-column">
      <style:table-column-properties fo:break-before="auto" style:column-width="24.82mm"/>
    </style:style>
    <style:style style:name="co6" style:family="table-column">
      <style:table-column-properties fo:break-before="auto" style:column-width="26.3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15.61mm" fo:break-before="auto" style:use-optimal-row-height="true"/>
    </style:style>
    <style:style style:name="ro4" style:family="table-row">
      <style:table-row-properties style:row-height="20.5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0.53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15.52mm" fo:break-before="auto" style:use-optimal-row-height="true"/>
    </style:style>
    <style:style style:name="ro9" style:family="table-row">
      <style:table-row-properties style:row-height="8.73mm" fo:break-before="auto" style:use-optimal-row-height="true"/>
    </style:style>
    <style:style style:name="ro10" style:family="table-row">
      <style:table-row-properties style:row-height="35.86mm" fo:break-before="auto" style:use-optimal-row-height="true"/>
    </style:style>
    <style:style style:name="ro11" style:family="table-row">
      <style:table-row-properties style:row-height="21.06mm" fo:break-before="auto" style:use-optimal-row-height="true"/>
    </style:style>
    <style:style style:name="ro12" style:family="table-row">
      <style:table-row-properties style:row-height="20.53mm" fo:break-before="auto" style:use-optimal-row-height="true"/>
    </style:style>
    <style:style style:name="ro13" style:family="table-row">
      <style:table-row-properties style:row-height="40.53mm" fo:break-before="auto" style:use-optimal-row-height="true"/>
    </style:style>
    <style:style style:name="ro14" style:family="table-row">
      <style:table-row-properties style:row-height="11.04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Robo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Roboto Condensed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wrap-option="wrap" style:vertical-align="top"/>
      <style:text-properties style:font-name="Roboto Condensed"/>
    </style:style>
    <style:style style:name="ce7" style:family="table-cell" style:parent-style-name="Default">
      <style:table-cell-properties fo:wrap-option="wrap" style:vertical-align="top"/>
      <style:text-properties fo:color="#0066b3" style:font-name="Roboto Condensed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Roboto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" style:family="table-cell" style:parent-style-name="Default">
      <style:table-cell-properties fo:wrap-option="no-wrap" style:rotation-align="none" style:vertical-align="middl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Roboto" fo:font-size="13pt" style:font-size-asian="13pt" style:font-size-complex="13pt"/>
    </style:style>
    <style:style style:name="ce12" style:family="table-cell" style:parent-style-name="Default">
      <style:table-cell-properties fo:wrap-option="no-wrap" style:vertical-align="middle"/>
      <style:text-properties style:font-name="Roboto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no-wrap" style:vertical-align="middle"/>
    </style:style>
    <style:style style:name="T1" style:family="text">
      <style:text-properties fo:color="#0066b3"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language-asian="zh" style:country-asian="CN" style:language-complex="hi" style:country-complex="IN" fo:font-size="12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fo:color="#0066b3" style:font-name="Roboto Condensed" style:font-name-asian="Noto Sans CJK SC" style:font-relief="none" style:text-emphasize="none" style:font-style-complex="italic" style:font-style-asian="italic" style:font-weight-complex="bold" style:font-weight-asian="bold" style:font-size-complex="12pt" style:font-size-asian="12pt" style:font-name-complex="Arial" style:text-overline-style="none" style:text-overline-color="font-color"/>
    </style:style>
    <style:style style:name="T3" style:family="text">
      <style:text-properties style:language-asian="zh" style:country-asian="CN" style:language-complex="hi" style:country-complex="IN" fo:font-size="12pt" style:text-underline-style="none" style:text-underline-color="font-color" style:text-line-through-type="none" style:text-outline="false" fo:text-shadow="none" style:text-line-through-mode="continuous" fo:language="fr" fo:country="FR" style:font-name="Roboto Condensed" style:font-name-asian="Noto Sans CJK SC" style:font-relief="none" style:text-emphasize="none" style:font-size-complex="12pt" style:font-size-asian="12pt" style:font-name-complex="Arial" style:text-overline-style="none" style:text-overline-color="font-color" fo:color="#000000"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 fo:color="#0066b3"/>
    </style:style>
    <style:style style:name="T5" style:family="text">
      <style:text-properties style:font-weight-asian="bold" style:font-size-complex="12pt" style:font-weight-complex="bold" fo:font-style="italic" style:font-style-asian="italic" style:font-style-complex="italic" fo:color="#0066b3" style:font-name="Roboto Condensed" fo:font-size="12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fo:font-weight="bold" style:text-emphasize="none" style:font-relief="none" style:text-overline-style="none" style:text-overline-color="font-color"/>
    </style:style>
    <style:style style:name="T6" style:family="text">
      <style:text-properties style:font-size-complex="12pt" style:font-name="Roboto Condensed" fo:font-size="12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text-emphasize="none" style:font-relief="none" style:text-overline-style="none" style:text-overline-color="font-color" fo:color="#000000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Roboto Condense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number-columns-repeated="20" table:default-cell-style-name="ce5"/>
        <table:table-column table:style-name="co6" table:number-columns-repeated="992" table:default-cell-style-name="ce5"/>
        <table:table-column table:style-name="co6" table:number-columns-repeated="5" table:default-cell-style-name="ce8"/>
        <table:table-row table:style-name="ro1">
          <table:table-cell table:style-name="ce1"/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9" table:number-columns-repeated="20"/>
          <table:table-cell table:style-name="ce11" table:number-columns-repeated="992"/>
          <table:table-cell table:style-name="ce13" table:number-columns-repeated="5"/>
        </table:table-row>
        <table:table-row table:style-name="ro2">
          <table:table-cell table:style-name="ce2"/>
          <table:table-cell table:style-name="ce4" office:value-type="string" calcext:value-type="string">
            <text:p>Mots clés</text:p>
          </table:table-cell>
          <table:table-cell table:style-name="ce2" table:number-columns-repeated="5"/>
          <table:table-cell table:style-name="ce10" table:number-columns-repeated="20"/>
          <table:table-cell table:style-name="ce12" table:number-columns-repeated="992"/>
          <table:table-cell table:style-name="ce14"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O / Recommandation</text:p>
          </table:table-cell>
          <table:table-cell office:value-type="string" calcext:value-type="string">
            <text:p>Principal mot-clé ciblé (cf. mail de Sophie Vasseur) : <text:span text:style-name="T1">« entreprise webdesign Lyon »</text:span></text:p>
          </table:table-cell>
          <table:table-cell office:value-type="string" calcext:value-type="string">
            <text:p>Cibler un mot clé recherché ET avec peu de concurrence</text:p>
          </table:table-cell>
          <table:table-cell office:value-type="string" calcext:value-type="string">
            <text:p>Ce mot clé a assez peu de concurrence (note de 28/100) par contre, trop peu de recherches (10 recherches /mois)</text:p>
          </table:table-cell>
          <table:table-cell office:value-type="string" calcext:value-type="string">
            <text:p>Préférer cibler « création site internet lyon » : beaucoup plus de volume (720/mois) et légèrement moins de concurrence (note de 23/100)</text:p>
            <text:p>Ou encore « webdesigner lyon » : (350/mois) et (note de 25/100)</text:p>
          </table:table-cell>
          <table:table-cell office:value-type="string" calcext:value-type="string">
            <text:p>1. <text:a xlink:href="https://app.kwfinder.com/" xlink:type="simple">https://app.kwfinder.com</text:a></text:p>
            <text:p>2. <text:a xlink:href="https://mangools.com/blog/keyword-research" xlink:type="simple">https://mangools.com/blog/keyword-research</text:a>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EO / Recommandation</text:p>
          </table:table-cell>
          <table:table-cell office:value-type="string" calcext:value-type="string">
            <text:p><text:span text:style-name="T2">1 seul mot clé</text:span><text:span text:style-name="T3"> ciblé (cf. mail de Sophie Vasseur)</text:span></text:p>
          </table:table-cell>
          <table:table-cell office:value-type="string" calcext:value-type="string">
            <text:p>Cibler plusieurs mots clés pour diversifier les « portes d’entrées » sur le site</text:p>
          </table:table-cell>
          <table:table-cell office:value-type="string" calcext:value-type="string">
            <text:p>Cibler 1 seul mot clé n’est pas optimal</text:p>
          </table:table-cell>
          <table:table-cell office:value-type="string" calcext:value-type="string">
            <text:p>Créer du contenu à haute valeur ajoutée, organisé et hiérarchisé. Chaque page ciblera un mot clé proche du domaine du web. (verbes d’action ou questions peuvent être de bonnes pistes)</text:p>
          </table:table-cell>
          <table:table-cell office:value-type="string" calcext:value-type="string">
            <text:p><text:a xlink:href="https://mangools.com/blog/keyword-research/?ref=header-app-kw#anchor-3" xlink:type="simple">https://mangools.com/blog/keyword-research/?ref=header-app-kw#anchor-3</text:a>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EO / Recommandation</text:p>
          </table:table-cell>
          <table:table-cell table:style-name="ce7" office:value-type="string" calcext:value-type="string">
            <text:p>Peu de contenu</text:p>
          </table:table-cell>
          <table:table-cell office:value-type="string" calcext:value-type="string">
            <text:p>- minimum 400, voire 600-700 mots par page</text:p>
            <text:p>- créer plusieurs pages à associer à des mots clés différents</text:p>
          </table:table-cell>
          <table:table-cell office:value-type="string" calcext:value-type="string">
            <text:p>Le contenu du site web est trop léger pour attirer un volume important de visiteurs</text:p>
          </table:table-cell>
          <table:table-cell office:value-type="string" calcext:value-type="string">
            <text:p>Créer plus de pages, avec plus de contenu : minimum 400 mots par pages, ou mieux 600-700 mots</text:p>
            <text:p>Attention, ne pas dupliquer le contenu</text:p>
          </table:table-cell>
          <table:table-cell office:value-type="string" calcext:value-type="string">
            <text:p>1. <text:a xlink:href="https://mangools.com/blog/keyword-research/?ref=header-app-kw#anchor-3" xlink:type="simple">https://mangools.com/blog/keyword-research/?ref=header-app-kw#anchor-3</text:a></text:p>
            <text:p>2. <text:a xlink:href="https://www.forbes.com/sites/jaysondemers/2017/07/18/how-long-should-your-content-be-for-optimal-seo" xlink:type="simple">https://www.forbes.com/sites/jaysondemers/2017/07/18/how-long-should-your-content-be-for-optimal-seo</text:a>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office:value-type="string" calcext:value-type="string">
            <text:p>Fichiers</text:p>
          </table:table-cell>
          <table:table-cell table:style-name="ce2" table:number-columns-repeated="5"/>
          <table:table-cell table:style-name="ce10" table:number-columns-repeated="20"/>
          <table:table-cell table:style-name="ce12" table:number-columns-repeated="992"/>
          <table:table-cell table:style-name="ce14" table:number-columns-repeated="5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EO / Accessibilité</text:p>
          </table:table-cell>
          <table:table-cell office:value-type="string" calcext:value-type="string">
            <text:p><text:span text:style-name="T1">Nom du fichier</text:span> de contact</text:p>
          </table:table-cell>
          <table:table-cell office:value-type="string" calcext:value-type="string">
            <text:p>URL doit être intelligible</text:p>
          </table:table-cell>
          <table:table-cell office:value-type="string" calcext:value-type="string">
            <text:p>Ce nom de fichier « page2.html » implique une URL non intelligible</text:p>
          </table:table-cell>
          <table:table-cell office:value-type="string" calcext:value-type="string">
            <text:p>Renommer la « page2.html » en « contact.html » (attention, modifier tous les liens internes aussi..)</text:p>
          </table:table-cell>
          <table:table-cell table:style-name="ce8" office:value-type="string" calcext:value-type="string">
            <text:p><text:a xlink:href="https://moz.com/learn/seo/url" xlink:type="simple">https://moz.com/learn/seo/url</text:a>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office:value-type="string" calcext:value-type="string">
            <text:p>&lt;head&gt; et balises meta</text:p>
          </table:table-cell>
          <table:table-cell table:style-name="ce2" table:number-columns-repeated="5"/>
          <table:table-cell table:style-name="ce10" table:number-columns-repeated="20"/>
          <table:table-cell table:style-name="ce12" table:number-columns-repeated="992"/>
          <table:table-cell table:style-name="ce14" table:number-columns-repeated="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1">Attribut lang</text:span> sur la balise html</text:p>
          </table:table-cell>
          <table:table-cell office:value-type="string" calcext:value-type="string">
            <text:p>Doit indiquer la langue utilisée pour la page</text:p>
          </table:table-cell>
          <table:table-cell office:value-type="string" calcext:value-type="string">
            <text:p>Une mauvaise utilisation de cet attribut ne permet pas à Google de cibler spécifiquement le public français</text:p>
          </table:table-cell>
          <table:table-cell office:value-type="string" calcext:value-type="string">
            <text:p>Ajouter « fr » à l’attribut html : &lt;html lang="fr"&gt; … &lt;/html&gt;</text:p>
          </table:table-cell>
          <table:table-cell table:style-name="ce8" office:value-type="string" calcext:value-type="string">
            <text:p><text:a xlink:href="https://www.w3.org/International/questions/qa-html-language-declarations.fr" xlink:type="simple">https://www.w3.org/International/questions/qa-html-language-declarations.fr</text:a>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O / Accessibilité</text:p>
          </table:table-cell>
          <table:table-cell office:value-type="string" calcext:value-type="string">
            <text:p>Balise <text:span text:style-name="T1">meta titre</text:span></text:p>
          </table:table-cell>
          <table:table-cell office:value-type="string" calcext:value-type="string">
            <text:p>Le titre doit être présent et significatif</text:p>
          </table:table-cell>
          <table:table-cell office:value-type="string" calcext:value-type="string">
            <text:p>Le titre est incohérent</text:p>
          </table:table-cell>
          <table:table-cell office:value-type="string" calcext:value-type="string">
            <text:p>Donner un titre cohérent à chaque page</text:p>
          </table:table-cell>
          <table:table-cell office:value-type="string" calcext:value-type="string">
            <text:p>1. <text:a xlink:href="https://support.google.com/webmasters/answer/7451184?hl=fr#goodtitlesandsnippets" xlink:type="simple">https://support.google.com/webmasters/answer/7451184?hl=fr#goodtitlesandsnippets</text:a></text:p>
            <text:p>2. <text:a xlink:href="https://www.w3.org/TR/WCAG21/#page-titled" xlink:type="simple">https://www.w3.org/TR/WCAG21/#page-titled</text:a></text:p>
          </table:table-cell>
          <table:table-cell table:number-columns-repeated="1017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SEO / Accessibilité</text:p>
          </table:table-cell>
          <table:table-cell office:value-type="string" calcext:value-type="string">
            <text:p>Balise <text:span text:style-name="T1">meta description</text:span></text:p>
          </table:table-cell>
          <table:table-cell office:value-type="string" calcext:value-type="string">
            <text:p>La description doit être présente et significative</text:p>
          </table:table-cell>
          <table:table-cell office:value-type="string" calcext:value-type="string">
            <text:p>La description est incohérente</text:p>
          </table:table-cell>
          <table:table-cell office:value-type="string" calcext:value-type="string">
            <text:p>Donner une description cohérente à chaque page</text:p>
          </table:table-cell>
          <table:table-cell office:value-type="string" calcext:value-type="string">
            <text:p><text:a xlink:href="https://support.google.com/webmasters/answer/7451184?hl=fr#descriptionmeta" xlink:type="simple">https://support.google.com/webmasters/answer/7451184?hl=fr#descriptionmeta</text:a>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Balise <text:span text:style-name="T1">meta robots</text:span></text:p>
          </table:table-cell>
          <table:table-cell office:value-type="string" calcext:value-type="string">
            <text:p>Indiquer à Google d’indexer la page et de suivre les liens avec la balise meta robots en la mettant sur <text:s/>"index, follow"</text:p>
          </table:table-cell>
          <table:table-cell office:value-type="string" calcext:value-type="string">
            <text:p>Balise inexistante</text:p>
          </table:table-cell>
          <table:table-cell office:value-type="string" calcext:value-type="string">
            <text:p><text:span text:style-name="T7">Ajouter la balise &lt;meta name="robots" content="index, follow</text:span>"&gt; sur les 2 pages</text:p>
          </table:table-cell>
          <table:table-cell office:value-type="string" calcext:value-type="string">
            <text:p><text:a xlink:href="https://moz.com/learn/seo/robots-meta-directives" xlink:type="simple">https://moz.com/learn/seo/robots-meta-directives</text:a></text:p>
          </table:table-cell>
          <table:table-cell table:number-columns-repeated="1017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EO / Recommandation</text:p>
          </table:table-cell>
          <table:table-cell office:value-type="string" calcext:value-type="string">
            <text:p>Balise <text:span text:style-name="T1">meta keywords</text:span></text:p>
          </table:table-cell>
          <table:table-cell office:value-type="string" calcext:value-type="string">
            <text:p>Cette balise est inutile</text:p>
          </table:table-cell>
          <table:table-cell office:value-type="string" calcext:value-type="string">
            <text:p>Cette balise n’est plus du tout utilisée par les moteurs de recherches. Certaines sources disent qu’elle pourrait même être contre-productive</text:p>
          </table:table-cell>
          <table:table-cell office:value-type="string" calcext:value-type="string">
            <text:p>Supprimer cette balise</text:p>
          </table:table-cell>
          <table:table-cell office:value-type="string" calcext:value-type="string">
            <text:p>1. <text:a xlink:href="https://youtu.be/jK7IPbnmvVU" xlink:type="simple">https://youtu.be/jK7IPbnmvVU</text:a></text:p>
            <text:p>2. <text:a xlink:href="https://yoast.com/meta-keywords/" xlink:type="simple">https://yoast.com/meta-keywords/</text:a>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SEO</text:p>
          </table:table-cell>
          <table:table-cell table:style-name="ce7" office:value-type="string" calcext:value-type="string">
            <text:p>Google Analytics</text:p>
          </table:table-cell>
          <table:table-cell office:value-type="string" calcext:value-type="string">
            <text:p>Vérifier les « Key Performance Indicators » de Google Analytics régulièrement</text:p>
          </table:table-cell>
          <table:table-cell office:value-type="string" calcext:value-type="string">
            <text:p>Google Analytics n’était pas installé</text:p>
          </table:table-cell>
          <table:table-cell office:value-type="string" calcext:value-type="string">
            <text:p>Installer Google Analytics et vérifier les KPI régulièrement</text:p>
          </table:table-cell>
          <table:table-cell table:style-name="ce8" office:value-type="string" calcext:value-type="string">
            <text:p><text:a xlink:href="https://analytics.google.com/" xlink:type="simple">https://analytics.google.com</text:a></text:p>
          </table:table-cell>
          <table:table-cell table:number-columns-repeated="1017"/>
        </table:table-row>
        <table:table-row table:style-name="ro9">
          <table:table-cell table:style-name="ce2"/>
          <table:table-cell table:style-name="ce4" office:value-type="string" calcext:value-type="string">
            <text:p>Contenu des pages existantes</text:p>
          </table:table-cell>
          <table:table-cell table:style-name="ce2" table:number-columns-repeated="5"/>
          <table:table-cell table:style-name="ce10" table:number-columns-repeated="20"/>
          <table:table-cell table:style-name="ce12" table:number-columns-repeated="992"/>
          <table:table-cell table:style-name="ce14" table:number-columns-repeated="5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SEO / Accessibilité</text:p>
          </table:table-cell>
          <table:table-cell office:value-type="string" calcext:value-type="string">
            <text:p><text:span text:style-name="T4">Titres h2</text:span> sous forme d’images</text:p>
          </table:table-cell>
          <table:table-cell office:value-type="string" calcext:value-type="string">
            <text:p>Les titres h2 permettent de structurer le contenu de la page pour l’accessibilité, ils devraient contenir le mot clé (ou un synonyme) pour le SEO</text:p>
          </table:table-cell>
          <table:table-cell office:value-type="string" calcext:value-type="string">
            <text:p>Actuellement les titres apparentés à du niveau h2 sont affichés sous forme d’images. Plusieurs conséquences :</text:p>
            <text:p>-  mauvais référencement</text:p>
            <text:p>-  mauvaise accessibilité</text:p>
            <text:p>- bugs d’affichage sur les mobiles</text:p>
            <text:p>- plus lent à charger que tu texte</text:p>
          </table:table-cell>
          <table:table-cell office:value-type="string" calcext:value-type="string">
            <text:p>Supprimer l’image, et réécrire le texte sous forme de balise de titre h2</text:p>
          </table:table-cell>
          <table:table-cell office:value-type="string" calcext:value-type="string">
            <text:p><text:a xlink:href="https://yoast.com/how-to-use-headings-on-your-site/" xlink:type="simple">https://yoast.com/how-to-use-headings-on-your-site/</text:a></text:p>
          </table:table-cell>
          <table:table-cell table:number-columns-repeated="1017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<text:span text:style-name="T4">Balises sémantiques</text:span> header, footer, etc.</text:p>
          </table:table-cell>
          <table:table-cell office:value-type="string" calcext:value-type="string">
            <text:p>Privilégier l’usage des balises sémantiques (header, footer, section, etc.) plutôt que de simples div</text:p>
          </table:table-cell>
          <table:table-cell office:value-type="string" calcext:value-type="string">
            <text:p>Quasiment aucune balise sémantique n’est utilisée (à par pour le nav)</text:p>
          </table:table-cell>
          <table:table-cell office:value-type="string" calcext:value-type="string">
            <text:p>Remplacer les « div » avec la balise sémantique appropriée</text:p>
          </table:table-cell>
          <table:table-cell office:value-type="string" calcext:value-type="string">
            <text:p><text:a xlink:href="https://developer.mozilla.org/fr/docs/Apprendre/a11y/HTML" xlink:type="simple">https://developer.mozilla.org/fr/docs/Apprendre/a11y/HTML</text:a></text:p>
          </table:table-cell>
          <table:table-cell table:number-columns-repeated="1017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<text:span text:style-name="T4">Faible contraste</text:span> pour :</text:p>
            <text:p>- les boutons de la page d’accueil</text:p>
            <text:p>- le h2 du bloc 5 de la page d’accueil</text:p>
            <text:p>- le titre et texte dans le bloc6 page de contact</text:p>
          </table:table-cell>
          <table:table-cell office:value-type="string" calcext:value-type="string">
            <text:p>Il faut avoir un contraste minimum de 4.5:1 entre la couleur du texte, et la couleur du background</text:p>
          </table:table-cell>
          <table:table-cell office:value-type="string" calcext:value-type="string">
            <text:p>Le contraste minimum n’est pas respecté, donc potentiellement difficile à lire pour des personnes présentant certains troubles visuels</text:p>
          </table:table-cell>
          <table:table-cell office:value-type="string" calcext:value-type="string">
            <text:p>Modifier les couleurs pour respecter le contraste minimum</text:p>
          </table:table-cell>
          <table:table-cell office:value-type="string" calcext:value-type="string">
            <text:p><text:a xlink:href="https://www.w3.org/WAI/WCAG21/Understanding/contrast-minimum.html" xlink:type="simple">https://www.w3.org/WAI/WCAG21/Understanding/contrast-minimum.html</text:a></text:p>
          </table:table-cell>
          <table:table-cell table:number-columns-repeated="1017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dans le formulaire de contact, <text:span text:style-name="T4">label et input</text:span> ne sont pas liés</text:p>
          </table:table-cell>
          <table:table-cell office:value-type="string" calcext:value-type="string">
            <text:p>Label et input doivent être liés ensemble avec respectivement un attribut for et id</text:p>
          </table:table-cell>
          <table:table-cell office:value-type="string" calcext:value-type="string">
            <text:p>Sans l’association label-input, les liseuses d’écran ne peuvent pas déterminer quel label correspond à quel input</text:p>
          </table:table-cell>
          <table:table-cell office:value-type="string" calcext:value-type="string">
            <text:p>Ajouter l’attribut « for » adéquat aux balises label</text:p>
          </table:table-cell>
          <table:table-cell office:value-type="string" calcext:value-type="string">
            <text:p><text:a xlink:href="https://developer.mozilla.org/fr/docs/Accessibilité/ARIA/formulaires/Indications_elementaires_pour_les_formulaires" xlink:type="simple">https://developer.mozilla.org/fr/docs/Accessibilit%C3%A9/ARIA/formulaires/Indications_elementaires_pour_les_formulaires</text:a></text:p>
          </table:table-cell>
          <table:table-cell table:number-columns-repeated="1017"/>
        </table:table-row>
        <table:table-row table:style-name="ro9">
          <table:table-cell table:style-name="ce2"/>
          <table:table-cell table:style-name="ce4" office:value-type="string" calcext:value-type="string">
            <text:p>Black Hat</text:p>
          </table:table-cell>
          <table:table-cell table:style-name="ce2" table:number-columns-repeated="5"/>
          <table:table-cell table:style-name="ce10" table:number-columns-repeated="20"/>
          <table:table-cell table:style-name="ce12" table:number-columns-repeated="992"/>
          <table:table-cell table:style-name="ce14" table:number-columns-repeated="5"/>
        </table:table-row>
        <table:table-row table:style-name="ro12">
          <table:table-cell office:value-type="float" office:value="15" calcext:value-type="float">
            <text:p>15</text:p>
          </table:table-cell>
          <table:table-cell office:value-type="string" calcext:value-type="string">
            <text:p>SEO / Accessibilité</text:p>
          </table:table-cell>
          <table:table-cell office:value-type="string" calcext:value-type="string">
            <text:p><text:span text:style-name="T5">Nom de fichier et Attributs alt des images</text:span><text:span text:style-name="T6"> absents ou pas cohérents (keyword stuffing) </text:span></text:p>
          </table:table-cell>
          <table:table-cell office:value-type="string" calcext:value-type="string">
            <text:p>Utiliser des noms de fichiers et du texte "alt" courts mais descriptifs</text:p>
          </table:table-cell>
          <table:table-cell office:value-type="string" calcext:value-type="string">
            <text:p>L’attribut "alt" permet de spécifier un texte de remplacement si l'image ne peut pas être affichée. Aide aussi au référencement. En aucun cas il permet de lister des mots clés</text:p>
          </table:table-cell>
          <table:table-cell office:value-type="string" calcext:value-type="string">
            <text:p>Renommer les fichiers d’image, et écrire un texte alternatif cohérent</text:p>
          </table:table-cell>
          <table:table-cell office:value-type="string" calcext:value-type="string">
            <text:p>1. <text:a xlink:href="https://www.w3.org/TR/WCAG21/#text-alternatives" xlink:type="simple">https://www.w3.org/TR/WCAG21/#text-alternatives</text:a></text:p>
            <text:p>2. <text:a xlink:href="https://support.google.com/webmasters/answer/7451184?hl=fr#usealtattribute" xlink:type="simple">https://support.google.com/webmasters/answer/7451184?hl=fr#usealtattribute</text:a></text:p>
            <text:p>3. <text:a xlink:href="https://support.google.com/webmasters/answer/66358?hl=fr&amp;ref_topic=6001971" xlink:type="simple">https://support.google.com/webmasters/answer/66358?hl=fr&amp;ref_topic=6001971</text:a></text:p>
          </table:table-cell>
          <table:table-cell table:number-columns-repeated="1017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SEO</text:p>
          </table:table-cell>
          <table:table-cell table:style-name="ce7" office:value-type="string" calcext:value-type="string">
            <text:p>Contenu dissimulé</text:p>
          </table:table-cell>
          <table:table-cell office:value-type="string" calcext:value-type="string">
            <text:p>Ne pas le faire. Le contenu de la page doit être suffisant pour le référencement naturel</text:p>
          </table:table-cell>
          <table:table-cell office:value-type="string" calcext:value-type="string">
            <text:p>Les texte dissimulé (1px, en blanc sur fond blanc) dans le but de placer des mots clés est très fortement pénalisé par Google</text:p>
          </table:table-cell>
          <table:table-cell office:value-type="string" calcext:value-type="string">
            <text:p>Supprimer les contenus dissimulés</text:p>
          </table:table-cell>
          <table:table-cell office:value-type="string" calcext:value-type="string">
            <text:p><text:a xlink:href="https://support.google.com/webmasters/answer/66353?hl=fr&amp;ref_topic=6001971" xlink:type="simple">https://support.google.com/webmasters/answer/66353?hl=fr&amp;ref_topic=6001971</text:a></text:p>
          </table:table-cell>
          <table:table-cell table:number-columns-repeated="1017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4">Liens </text:span>dans le footer</text:p>
          </table:table-cell>
          <table:table-cell office:value-type="string" calcext:value-type="string">
            <text:p>Obtenir des liens naturels plutôt que spammer les annuaires ou que d’acheter des paid links</text:p>
            <text:p>+ Créer des partenariats avec des entreprises dans le même secteur d’activité</text:p>
          </table:table-cell>
          <table:table-cell office:value-type="string" calcext:value-type="string">
            <text:p>Cette pratique est considérée comme de la tromperie par Google, qui pénalise les site en faisant usage</text:p>
          </table:table-cell>
          <table:table-cell office:value-type="string" calcext:value-type="string">
            <text:p>Supprimer les liens considérés comme « spammy » ou « non cohérents » avec le contenu du site, puis</text:p>
            <text:p>- Créer des « vrais » partenariats avec des entreprises non concurrentes (exemple : une agence de marketing sur Lyon)</text:p>
            <text:p>- Proposer ses services à un influenceur en échange d’un lien</text:p>
            <text:p>- Être plus actif sur les réseaux sociaux</text:p>
          </table:table-cell>
          <table:table-cell office:value-type="string" calcext:value-type="string">
            <text:p><text:a xlink:href="https://support.google.com/webmasters/answer/66356?hl=fr&amp;ref_topic=6001971" xlink:type="simple">https://support.google.com/webmasters/answer/66356?hl=fr&amp;ref_topic=6001971</text:a></text:p>
          </table:table-cell>
          <table:table-cell table:number-columns-repeated="1017"/>
        </table:table-row>
        <table:table-row table:style-name="ro9">
          <table:table-cell table:style-name="ce2"/>
          <table:table-cell table:style-name="ce4" office:value-type="string" calcext:value-type="string">
            <text:p>Rapidité de chargement</text:p>
          </table:table-cell>
          <table:table-cell table:style-name="ce2" table:number-columns-repeated="5"/>
          <table:table-cell table:style-name="ce10" table:number-columns-repeated="20"/>
          <table:table-cell table:style-name="ce12" table:number-columns-repeated="992"/>
          <table:table-cell table:style-name="ce14" table:number-columns-repeated="5"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4">Images </text:span>trop volumineuses</text:p>
          </table:table-cell>
          <table:table-cell office:value-type="string" calcext:value-type="string">
            <text:p>Les images doivent être les plus légères possible pour accélérer le chargement de la page</text:p>
          </table:table-cell>
          <table:table-cell office:value-type="string" calcext:value-type="string">
            <text:p>Images dans un mauvais format (bmp) ou d’une trop grande définition, implique un temps de chargement plus important</text:p>
          </table:table-cell>
          <table:table-cell office:value-type="string" calcext:value-type="string">
            <text:p>Réduire la taille des images à son minimum nécessaire. En particulier, optimiser la version mobile du site (car utilisée pour le référencement)</text:p>
          </table:table-cell>
          <table:table-cell office:value-type="string" calcext:value-type="string">
            <text:p>1. <text:a xlink:href="https://support.google.com/webmasters/answer/114016?hl=en" xlink:type="simple">https://support.google.com/webmasters/answer/114016?hl=en</text:a></text:p>
            <text:p>2. <text:a xlink:href="https://developers.google.com/web/fundamentals/performance/optimizing-content-efficiency/image-optimization" xlink:type="simple">https://developers.google.com/web/fundamentals/performance/optimizing-content-efficiency/image-optimization</text:a></text:p>
          </table:table-cell>
          <table:table-cell table:number-columns-repeated="1017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4">Minifier</text:span> le CSS et le JS</text:p>
          </table:table-cell>
          <table:table-cell office:value-type="string" calcext:value-type="string">
            <text:p>Les ressources CSS et Javascript devraient être minifiés pour réduire le temps de chargement de la page</text:p>
          </table:table-cell>
          <table:table-cell office:value-type="string" calcext:value-type="string">
            <text:p>Les fichiers non minifiés sont plus volumineux, donc plus lents à charger</text:p>
          </table:table-cell>
          <table:table-cell office:value-type="string" calcext:value-type="string">
            <text:p>Minifier le CSS et le JS</text:p>
          </table:table-cell>
          <table:table-cell office:value-type="string" calcext:value-type="string">
            <text:p>1. <text:a xlink:href="https://webmaster-fr.googleblog.com/2018/01/vitesse-chargement-pages-critere-positionnement.html" xlink:type="simple">https://webmaster-fr.googleblog.com/2018/01/vitesse-chargement-pages-critere-positionnement.html</text:a></text:p>
            <text:p>2. <text:a xlink:href="https://www.seo.fr/informations/vitesse" xlink:type="simple">https://www.seo.fr/informations/vitesse</text:a></text:p>
          </table:table-cell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4">Javascript</text:span> chargé en début de page</text:p>
          </table:table-cell>
          <table:table-cell office:value-type="string" calcext:value-type="string">
            <text:p>Charger le JS après le html ou de manière asynchrone</text:p>
          </table:table-cell>
          <table:table-cell office:value-type="string" calcext:value-type="string">
            <text:p>Charger des fichiers JS au début, va bloquer le chargement du html, et dont augmenter le temps de chargement ressenti de l’utilisateur et des moteurs de recherche</text:p>
          </table:table-cell>
          <table:table-cell office:value-type="string" calcext:value-type="string">
            <text:p>Utiliser l’attribut « async » ou « defer » lors de l’appel des fichiers JS</text:p>
          </table:table-cell>
          <table:table-cell office:value-type="string" calcext:value-type="string">
            <text:p><text:a xlink:href="https://www.alsacreations.com/astuce/lire/1562-script-attribut-async-defer.html" xlink:type="simple">https://www.alsacreations.com/astuce/lire/1562-script-attribut-async-defer.html</text:a></text:p>
          </table:table-cell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4">Ressources externes </text:span>(FontAwesome, jQuerry, Bootstrap) auto-hébergées</text:p>
          </table:table-cell>
          <table:table-cell office:value-type="string" calcext:value-type="string">
            <text:p>Utiliser les liens des CDN plutôt que héberger les ressources externes</text:p>
          </table:table-cell>
          <table:table-cell office:value-type="string" calcext:value-type="string">
            <text:p>Ces ressources externes étant très fréquemment utilisées, il est possible que l’utilisateur les ait déjà en cache, ce qui améliore la rapidité.</text:p>
            <text:p>Ou bien possibilité d’un chargement asynchrone</text:p>
          </table:table-cell>
          <table:table-cell office:value-type="string" calcext:value-type="string">
            <text:p>Utiliser des liens des CDN couramment utilisés : FontAwesome, jQuerry, Bootstrap</text:p>
          </table:table-cell>
          <table:table-cell office:value-type="string" calcext:value-type="string">
            <text:p>1. <text:a xlink:href="https://developers.google.com/fonts/faq#will_web_fonts_slow_down_my_page" xlink:type="simple">https://developers.google.com/fonts/faq#will_web_fonts_slow_down_my_page</text:a></text:p>
            <text:p>2. <text:a xlink:href="https://fontawesome.com/v4.7.0/get-started/" xlink:type="simple">https://fontawesome.com/v4.7.0/get-started/</text:a></text:p>
          </table:table-cell>
          <table:table-cell table:number-columns-repeated="101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Paramétrage du serveur : <text:span text:style-name="T4">gzip et cache</text:span></text:p>
          </table:table-cell>
          <table:table-cell office:value-type="string" calcext:value-type="string">
            <text:p>Optimiser la vitesse de chargement en paramétrant correctement le serveur</text:p>
          </table:table-cell>
          <table:table-cell office:value-type="string" calcext:value-type="string">
            <text:p>Pas d’infos sur la configuration actuelle du serveur</text:p>
          </table:table-cell>
          <table:table-cell office:value-type="string" calcext:value-type="string">
            <text:p>Paramétrer la manière d’encoder en gzip (par défaut sur Firebase) ainsi que le cache</text:p>
          </table:table-cell>
          <table:table-cell office:value-type="string" calcext:value-type="string">
            <text:p><text:a xlink:href="https://webmaster-fr.googleblog.com/2018/01/vitesse-chargement-pages-critere-positionnement.html" xlink:type="simple">https://webmaster-fr.googleblog.com/2018/01/vitesse-chargement-pages-critere-positionnement.html</text:a></text:p>
          </table:table-cell>
          <table:table-cell table:number-columns-repeated="1017"/>
        </table:table-row>
        <table:table-row table:style-name="ro9">
          <table:table-cell table:style-name="ce2"/>
          <table:table-cell table:style-name="ce4" office:value-type="string" calcext:value-type="string">
            <text:p>Correction de bugs</text:p>
          </table:table-cell>
          <table:table-cell table:style-name="ce2" table:number-columns-repeated="5"/>
          <table:table-cell table:style-name="ce10" table:number-columns-repeated="20"/>
          <table:table-cell table:style-name="ce12" table:number-columns-repeated="992"/>
          <table:table-cell table:style-name="ce14" table:number-columns-repeated="5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Accessibilité / recommandation</text:p>
          </table:table-cell>
          <table:table-cell office:value-type="string" calcext:value-type="string">
            <text:p><text:span text:style-name="T4">Menu de navigation</text:span> de la page de contact</text:p>
          </table:table-cell>
          <table:table-cell office:value-type="string" calcext:value-type="string">
            <text:p>Avoir un site sans bug d’affichage</text:p>
          </table:table-cell>
          <table:table-cell office:value-type="string" calcext:value-type="string">
            <text:p>Le menu de navigation fonctionne mal</text:p>
          </table:table-cell>
          <table:table-cell office:value-type="string" calcext:value-type="string">
            <text:p>Reprendre le menu de navigation de la page d’accueil qui fonctionne bien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Les <text:span text:style-name="T4">liens des réseaux sociaux</text:span> dans le footer de la page de contact</text:p>
          </table:table-cell>
          <table:table-cell office:value-type="string" calcext:value-type="string">
            <text:p>Avoir un site sans bug d’affichage</text:p>
          </table:table-cell>
          <table:table-cell office:value-type="string" calcext:value-type="string">
            <text:p>Les icones vers les réseaux sociaux ne s’affichent pas</text:p>
          </table:table-cell>
          <table:table-cell office:value-type="string" calcext:value-type="string">
            <text:p>Reprendre les liens de la page d’accueil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5" table:number-rows-repeated="11">
          <table:table-cell table:style-name="Default" table:number-columns-repeated="1024"/>
        </table:table-row>
        <table:table-row table:style-name="ro15" table:number-rows-repeated="1048524">
          <table:table-cell table:number-columns-repeated="1024"/>
        </table:table-row>
        <table:table-row table:style-name="ro16" table:number-rows-repeated="8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3:48:07.69878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9T19:36:26.416681927</dc:date>
    <meta:editing-duration>PT1H38M8S</meta:editing-duration>
    <meta:editing-cycles>10</meta:editing-cycles>
    <meta:document-statistic meta:table-count="1" meta:cell-count="181" meta:object-count="0"/>
  </office:meta>
</office:document-meta>
</file>